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2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deline H. Jacob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7</text:p>
      <text:p text:style-name="P5">Month<text:tab/><text:tab/><text:tab/><text:tab/><text:tab/><text:tab/>November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<text:span text:style-name="T2">d</text:span><text:span text:style-name="T3">. S. Morais/</text:span></text:p>
      <text:p text:style-name="P2"><text:span text:style-name="T3">546. N. 5</text:span><text:span text:style-name="T2">th</text:span><text:span text:style-name="T3"> st./</text:span></text:p>
      <text:p text:style-name="P2"><text:span text:style-name="T3"/></text:p>
      <text:p text:style-name="P2"><text:span text:style-name="T3">[Page 1]</text:span></text:p>
      <text:p text:style-name="P3"><text:span text:style-name="T3">957 N. 8</text:span><text:span text:style-name="T2">th</text:span><text:span text:style-name="T3"> st/</text:span></text:p>
      <text:p text:style-name="P3"><text:span text:style-name="T3">Philadelphia Nov. 7</text:span><text:span text:style-name="T2">th</text:span><text:span text:style-name="T3">./</text:span></text:p>
      <text:p text:style-name="P2"><text:span text:style-name="T3">Rev</text:span><text:span text:style-name="T2">d</text:span><text:span text:style-name="T3">. S. Morais,/</text:span></text:p>
      <text:p text:style-name="P2"><text:span text:style-name="T3"><text:tab/>Dear Sir,/</text:span></text:p>
      <text:p text:style-name="P2"><text:span text:style-name="T3"><text:tab/><text:tab/>I thank you very/ much for your kindness and con-/sideration, but as Mrs. Cisner has/ already sent me a portion of/ the fee, I cannot accept of that/ which was most certainly/ intended for you. <text:s/>Now whilst/ on this subject, dear friend I/ would like you to know,/ that I will not accept any/ more fees, it would be I know/ the right thing, if my husband/ was still considered, as an/ incumbent of the office of minister/</text:span></text:p>
      <text:p text:style-name="P2"><text:soft-page-break/><text:span text:style-name="T3">[Page 2]</text:span></text:p>
      <text:p text:style-name="P2"><text:span text:style-name="T3">in the Franklin street syna-/gogue, but it is not so, &amp; therefore/ I do not consider that I am/ entitled more than any other/ individual to fees arising from/ the neccessities[sic!] of any one attached/ to that congregation./</text:span></text:p>
      <text:p text:style-name="P2"><text:span text:style-name="T3"><text:tab/>My health is not impro-/ving, I have been confined to/ my room for over two weeks/ &amp; I would be pleased to see/ you at any time it is conve-/nient for you to call./</text:span></text:p>
      <text:p text:style-name="P2"><text:span text:style-name="T3"><text:tab/>Again thanking you for/ your kindness of heart./</text:span></text:p>
      <text:p text:style-name="P2"><text:span text:style-name="T3"><text:tab/>I am yours respectfully/ Adeline H. Jacob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1:24:49.46</meta:creation-date>
    <dc:date>2012-01-25T11:36:28.26</dc:date>
    <dc:creator>Penn Libraries</dc:creator>
    <meta:editing-duration>PT00H11M3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353" meta:character-count="2293"/>
  </office:meta>
</office:document-meta>
</file>